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168000000E1E267252A39A55453.png" manifest:media-type="image/png"/>
  <manifest:file-entry manifest:full-path="Pictures/1000000000000168000000E1819A519712E8D0B8.png" manifest:media-type="image/png"/>
  <manifest:file-entry manifest:full-path="Pictures/1000000000000168000000E7BB21A25D66540DA7.png" manifest:media-type="image/png"/>
  <manifest:file-entry manifest:full-path="Pictures/1000000000000168000000E178C8310508E15734.png" manifest:media-type="image/png"/>
  <manifest:file-entry manifest:full-path="Pictures/1000000000000168000000E1BFC325C30FA451AE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6807in" svg:y="-0.1346in" svg:width="4.8646in" svg:height="3.0402in" draw:z-index="0"><draw:image xlink:href="Pictures/1000000000000168000000E178C8310508E15734.png" xlink:type="simple" xlink:show="embed" xlink:actuate="onLoad" draw:mime-type="image/png"/></draw:frame><draw:frame draw:style-name="fr2" draw:name="Image2" text:anchor-type="char" svg:x="0.6701in" svg:y="3.328in" svg:width="4.8598in" svg:height="3.0366in" draw:z-index="1"><draw:image xlink:href="Pictures/1000000000000168000000E1BFC325C30FA451AE.png" xlink:type="simple" xlink:show="embed" xlink:actuate="onLoad" draw:mime-type="image/png"/></draw:frame><draw:frame draw:style-name="fr1" draw:name="Image3" text:anchor-type="char" svg:x="0.7638in" svg:y="6.7236in" svg:width="4.8457in" svg:height="3.1098in" draw:z-index="2"><draw:image xlink:href="Pictures/1000000000000168000000E7BB21A25D66540DA7.png" xlink:type="simple" xlink:show="embed" xlink:actuate="onLoad" draw:mime-type="image/png"/></draw:frame></text:p>
      <text:p text:style-name="P1"><draw:frame draw:style-name="fr2" draw:name="Image4" text:anchor-type="char" svg:x="0.8992in" svg:y="0.8646in" svg:width="4.7189in" svg:height="2.9484in" draw:z-index="3"><draw:image xlink:href="Pictures/1000000000000168000000E1819A519712E8D0B8.png" xlink:type="simple" xlink:show="embed" xlink:actuate="onLoad" draw:mime-type="image/png"/></draw:frame><draw:frame draw:style-name="fr1" draw:name="Image5" text:anchor-type="char" svg:x="0.8264in" svg:y="4.8752in" svg:width="4.6846in" svg:height="2.928in" draw:z-index="4"><draw:image xlink:href="Pictures/1000000000000168000000E1E267252A39A554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09:16:16.197139618</meta:creation-date>
    <meta:generator>LibreOffice/7.4.0.3$Linux_X86_64 LibreOffice_project/f85e47c08ddd19c015c0114a68350214f7066f5a</meta:generator>
    <dc:date>2022-09-30T09:26:16.913684075</dc:date>
    <meta:editing-duration>PT10M</meta:editing-duration>
    <meta:editing-cycles>2</meta:editing-cycles>
    <meta:document-statistic meta:table-count="0" meta:image-count="5" meta:object-count="0" meta:page-count="2" meta:paragraph-count="0" meta:word-count="0" meta:character-count="0" meta:non-whitespace-character-count="0"/>
  </office:meta>
</office:document-meta>
</file>